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看守さん
「時期になると、デニ砂漠の砂嵐がこの辺にも
　飛んでくるから、たまったもんじゃないよ。」</text:p>
          </table:table-cell>
          <table:table-cell table:style-name="ce0"/>
          <table:table-cell table:style-name="ce0"/>
          <table:table-cell table:style-name="ce0" office:value-type="string">
            <text:p>Guard
“Sandstorms can fly over this way from Deni
Desert and consume the area in an instant.
It's always a sight to behold.”</text:p>
          </table:table-cell>
          <table:table-cell table:number-columns-repeated="1020"/>
        </table:table-row>
        <table:table-row>
          <table:table-cell table:style-name="ce0" office:value-type="string">
            <text:p>看守さん
「橋の落し物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看守さん
「これは・・・手紙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看守さん
「でも、真っ白で何も書かれてない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看守さん
「じゃあ、落し物と言うより、ただの紙切れ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手紙、ちょっと貸してもらえません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看守さん
「ああ、いいけど。　君たちの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いえ。　そういうわけじゃないんですけど、
ちょっと気になったの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どうかしたのか、はむ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。　さっき看守さんは、手紙には何も
書かれてないって言ってた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、ちゃんと文字が書いてある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だわ。　殴り書きで読みにくい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俺には真っ白にしか見えない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早乙女くん、これが見え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ワタシにも見えない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私には見え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いうことは、つま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熾天少女にしか見ることのできない
文字なので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。　熾力を持った者の目にしか見えない
特殊なインクで書かれているのかもしれな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て書いてある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とね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敵はジャングルの奥地に私を連れていく
　と言っています。　また連絡します。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って、もしか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あたし達に書き残したメモじゃ
な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可能性が高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もそも、熾力に応じて見えるようになるインク
など、熾力研究に携わった者にしか扱えない
だろうから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手がかりゲット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ングルなら、“砂の町ジャハマド”を通って
西に進んだ先にあり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、急ご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看守さん
「あの紙切れなら、こっちで処分しておく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般人男性
「看守さん、橋で落し物を拾ったんですけど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看守さん
「ご苦労さま。　こちらで預かり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般人男性
「はい、お願いしまーす！　で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